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>Doc1</text:p>
          </table:table-cell>
          <table:table-cell table:style-name="Tableau1.A1" office:value-type="string">
            <text:p text:style-name="Table_20_Contents">Doc2</text:p>
          </table:table-cell>
          <table:table-cell table:style-name="Tableau1.A1" office:value-type="string">
            <text:p text:style-name="Table_20_Contents">Doc3</text:p>
          </table:table-cell>
          <table:table-cell table:style-name="Tableau1.D1" office:value-type="string">
            <text:p text:style-name="Table_20_Contents">Doc4</text:p>
          </table:table-cell>
        </table:table-row>
        <table:table-row>
          <table:table-cell table:style-name="Tableau1.A2" office:value-type="string">
            <text:p text:style-name="Table_20_Contents">Sujet interdit dans conversation ?</text:p>
          </table:table-cell>
          <table:table-cell table:style-name="Tableau1.A2" office:value-type="string">
            <text:p text:style-name="Table_20_Contents">Est ridiculisé</text:p>
          </table:table-cell>
          <table:table-cell table:style-name="Tableau1.A2" office:value-type="string">
            <text:p text:style-name="Table_20_Contents">Bannir car méconnaissance des usages</text:p>
          </table:table-cell>
          <table:table-cell table:style-name="Tableau1.D2" office:value-type="string">
            <text:p text:style-name="Table_20_Contents">Instaurer un code est essentiel</text:p>
          </table:table-cell>
        </table:table-row>
        <table:table-row>
          <table:table-cell table:style-name="Tableau1.A2" office:value-type="string">
            <text:p text:style-name="Table_20_Contents">Politique est au contraire le bienvenu, plaisant, moralist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as de pub, pas de propos raciste, maladie moderne de la communication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Variété est une qualité, pas d'air coincé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Grands événements mais avec retenue</text:p>
          </table:table-cell>
          <table:table-cell table:style-name="Tableau1.A2" office:value-type="string">
            <text:p text:style-name="Table_20_Contents">Aucune <text:s/>retenue : s'emporte</text:p>
          </table:table-cell>
          <table:table-cell table:style-name="Tableau1.A2" office:value-type="string">
            <text:p text:style-name="Table_20_Contents">Jamais de majuscule, voix douce</text:p>
          </table:table-cell>
          <table:table-cell table:style-name="Tableau1.D2" office:value-type="string">
            <text:p text:style-name="Table_20_Contents">Attention elle cristallise, donc renforce les effets de prise de position</text:p>
          </table:table-cell>
        </table:table-row>
        <table:table-row>
          <table:table-cell table:style-name="Tableau1.A2" office:value-type="string">
            <text:p text:style-name="Table_20_Contents">Un attrait, la nouveauté</text:p>
          </table:table-cell>
          <table:table-cell table:style-name="Tableau1.A2" office:value-type="string">
            <text:p text:style-name="Table_20_Contents">Veut briller sur de l'inconnu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Affaire de l'état mais aussi grands évènements mondain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aire court</text:p>
          </table:table-cell>
          <table:table-cell table:style-name="Tableau1.A2" office:value-type="string">
            <text:p text:style-name="Table_20_Contents">Discourt, récite</text:p>
          </table:table-cell>
          <table:table-cell table:style-name="Tableau1.A2" office:value-type="string">
            <text:p text:style-name="Table_20_Contents">Ne pas surcharger les messages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Choisir son auditoire, l'évalue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Ne pas se tromper de public pour un forum</text:p>
          </table:table-cell>
          <table:table-cell table:style-name="Tableau1.D2" office:value-type="string">
            <text:p text:style-name="Table_20_Contents">Prendre en compte le fait que tout le monde pratique</text:p>
          </table:table-cell>
        </table:table-row>
        <table:table-row>
          <table:table-cell table:style-name="Tableau1.A2" office:value-type="string">
            <text:p text:style-name="Table_20_Contents">Ecouter les autres pour savoir de quoi parler</text:p>
          </table:table-cell>
          <table:table-cell table:style-name="Tableau1.A2" office:value-type="string">
            <text:p text:style-name="Table_20_Contents">Prendre la parole, la voie, s'impose sans aucun égard pour les autres</text:p>
          </table:table-cell>
          <table:table-cell table:style-name="Tableau1.A2" office:value-type="string">
            <text:p text:style-name="Table_20_Contents">Apprendre à regarder les autres et les connaître</text:p>
          </table:table-cell>
          <table:table-cell table:style-name="Tableau1.D2" office:value-type="string">
            <text:p text:style-name="Table_20_Contents">Bien évaluer les destinataires on peut blesser involontairement difficile à savoir à qui j'ai à faire</text:p>
          </table:table-cell>
        </table:table-row>
        <table:table-row>
          <table:table-cell table:style-name="Tableau1.A2" office:value-type="string">
            <text:p text:style-name="Table_20_Contents">Ne pas parler de soi, ne pas s'étendre sur sa famil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onymat dans la conversation proscrit mais identité inconnue</text:p>
          </table:table-cell>
          <table:table-cell table:style-name="Tableau1.D2" office:value-type="string">
            <text:p text:style-name="Table_20_Contents">Il faut communiquer des infos pour le destinataire, identité fictive acceptée</text:p>
          </table:table-cell>
        </table:table-row>
        <table:table-row>
          <table:table-cell table:style-name="Tableau1.A2" office:value-type="string">
            <text:p text:style-name="Table_20_Contents">Pas les fautes des autres si problèm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ttention aux « loups »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ime mieux mentir que se taire, dit qu'il connaît, ment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>Attention à bien comprendre qu'il s'agit d'un outil de mise en rela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lan :</text:p>
      <text:p text:style-name="Standard">I Règles/codes</text:p>
      <text:p text:style-name="Standard">→ Sujets à dire/ne pas dire</text:p>
      <text:list xml:id="list8842926114124142990" text:style-name="L1">
        <text:list-item>
          <text:list>
            <text:list-item>
              <text:p text:style-name="P1">Politique/pub-racisme</text:p>
            </text:list-item>
          </text:list>
        </text:list-item>
      </text:list>
      <text:p text:style-name="Standard">→ Variété/pas mentir/respecter intégrité groupe</text:p>
      <text:p text:style-name="Standard"/>
      <text:p text:style-name="Standard">II Structure échange/Comportement</text:p>
      <text:p text:style-name="Standard">→ Concision/Respect échange</text:p>
      <text:list xml:id="list7952902777078166380" text:style-name="L2">
        <text:list-item>
          <text:list>
            <text:list-item>
              <text:p text:style-name="P2">Arias</text:p>
            </text:list-item>
          </text:list>
        </text:list-item>
      </text:list>
      <text:p text:style-name="Standard">→ Retenue</text:p>
      <text:p text:style-name="Standard"/>
      <text:p text:style-name="Standard">III Résultat ?</text:p>
      <text:p text:style-name="Standard">→ Relation avec les autres</text:p>
      <text:list xml:id="list6296873485530163603" text:style-name="L3">
        <text:list-item>
          <text:list>
            <text:list-item>
              <text:p text:style-name="P3">entrer en relation</text:p>
            </text:list-item>
            <text:list-item>
              <text:p text:style-name="P3">se faire accepter</text:p>
            </text:list-item>
          </text:list>
        </text:list-item>
      </text:list>
      <text:p text:style-name="Standard">→ Écouter/Parler</text:p>
      <text:list xml:id="list7081574172914182116" text:style-name="L4">
        <text:list-item>
          <text:list>
            <text:list-item>
              <text:p text:style-name="P4">S'exprimer : moi ↔ les autres</text:p>
            </text:list-item>
          </text:list>
        </text:list-item>
      </text:list>
      <text:p text:style-name="Standard"/>
      <text:p text:style-name="Standard"/>
      <text:p text:style-name="Standard">Intro : </text:p>
      <text:p text:style-name="Standard"><text:tab/>Des salons du XVIIè au salon du XXIè, des échanges liés à la conversation perdurent.</text:p>
      <text:p text:style-name="Standard">Deux textes nous rappellent les règle de la conversation du grand siècle, et deux essais Nous ouvrent aux échanges numér1iques, la question pourrait être alors de savoir si une évolution a eu lieu entre ces deux époques, et si […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9T10:28:39.45</meta:creation-date>
    <dc:date>2013-10-09T11:56:22.98</dc:date>
    <meta:editing-duration>PT46M4S</meta:editing-duration>
    <meta:editing-cycles>3</meta:editing-cycles>
    <meta:generator>OpenOffice/4.0.0$Win32 OpenOffice.org_project/400m3$Build-9702</meta:generator>
    <meta:document-statistic meta:table-count="1" meta:image-count="0" meta:object-count="0" meta:page-count="2" meta:paragraph-count="53" meta:word-count="339" meta:character-count="2035"/>
  </office:meta>
</office:document-meta>
</file>